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underline-style="none"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5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6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8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10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11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fo:font-weight="bold" style:font-weight-asian="bold" style:font-weight-complex="bold"/>
    </style:style>
    <style:style style:name="P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2">
      <style:paragraph-properties fo:margin-top="0cm" fo:margin-bottom="0cm" loext:contextual-spacing="false" fo:line-height="100%" fo:text-align="justify" style:justify-single-word="false"/>
      <style:text-properties style:text-underline-style="none" fo:font-weight="normal" style:font-weight-asian="normal" style:font-weight-complex="normal"/>
    </style:style>
    <style:style style:name="P26" style:family="paragraph" style:parent-style-name="Standard" style:list-style-name="L13">
      <style:paragraph-properties fo:margin-top="0cm" fo:margin-bottom="0cm" loext:contextual-spacing="false" fo:line-height="100%" fo:text-align="justify" style:justify-single-word="false"/>
      <style:text-properties style:text-underline-style="none" fo:font-weight="normal" style:font-weight-asian="normal" style:font-weight-complex="normal"/>
    </style:style>
    <style:style style:name="P27" style:family="paragraph" style:parent-style-name="Standard" style:list-style-name="L14">
      <style:paragraph-properties fo:margin-top="0cm" fo:margin-bottom="0cm" loext:contextual-spacing="false" fo:line-height="100%" fo:text-align="justify" style:justify-single-word="false"/>
      <style:text-properties style:text-underline-style="none" fo:font-weight="normal" style:font-weight-asian="normal" style:font-weight-complex="normal"/>
    </style:style>
    <style:style style:name="P28" style:family="paragraph" style:parent-style-name="Standard" style:list-style-name="L15">
      <style:paragraph-properties fo:margin-top="0cm" fo:margin-bottom="0cm" loext:contextual-spacing="false" fo:line-height="100%" fo:text-align="justify" style:justify-single-word="false"/>
      <style:text-properties style:text-underline-style="none"/>
    </style:style>
    <style:style style:name="P29" style:family="paragraph" style:parent-style-name="Standard" style:list-style-name="L16">
      <style:paragraph-properties fo:margin-top="0cm" fo:margin-bottom="0cm" loext:contextual-spacing="false" fo:line-height="100%" fo:text-align="justify" style:justify-single-word="false"/>
      <style:text-properties style:text-underline-style="none"/>
    </style:style>
    <style:style style:name="P30" style:family="paragraph" style:parent-style-name="Standard" style:list-style-name="L17">
      <style:paragraph-properties fo:margin-top="0cm" fo:margin-bottom="0cm" loext:contextual-spacing="false" fo:line-height="100%" fo:text-align="justify" style:justify-single-word="false"/>
      <style:text-properties style:text-underline-style="none"/>
    </style:style>
    <style:style style:name="P31" style:family="paragraph" style:parent-style-name="Standard" style:list-style-name="L18">
      <style:paragraph-properties fo:margin-top="0cm" fo:margin-bottom="0cm" loext:contextual-spacing="false" fo:line-height="100%" fo:text-align="justify" style:justify-single-word="false"/>
      <style:text-properties style:text-underline-style="none"/>
    </style:style>
    <style:style style:name="P32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9">
      <style:paragraph-properties fo:margin-top="0cm" fo:margin-bottom="0cm" loext:contextual-spacing="false" fo:line-height="100%" fo:text-align="justify" style:justify-single-word="fals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 style:list-style-name="L19">
      <style:paragraph-properties fo:margin-top="0cm" fo:margin-bottom="0cm" loext:contextual-spacing="false" fo:line-height="100%" fo:text-align="justify" style:justify-single-word="false"/>
      <style:text-properties style:font-name="Calibri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fc8f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1cb0ee" style:font-weight-asian="bold"/>
    </style:style>
    <style:style style:name="T11" style:family="text">
      <style:text-properties fo:color="#000000" fo:font-weight="bold" officeooo:rsid="001e375c" style:font-weight-asian="bold"/>
    </style:style>
    <style:style style:name="T12" style:family="text">
      <style:text-properties fo:color="#000000" fo:font-weight="bold" officeooo:rsid="001fc8f8" style:font-weight-asian="bold"/>
    </style:style>
    <style:style style:name="T13" style:family="text">
      <style:text-properties fo:color="#000000" officeooo:rsid="0021206c"/>
    </style:style>
    <style:style style:name="T14" style:family="text">
      <style:text-properties fo:color="#000000" officeooo:rsid="0022ad6e"/>
    </style:style>
    <style:style style:name="T15" style:family="text">
      <style:text-properties fo:color="#ff3333"/>
    </style:style>
    <style:style style:name="T16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/text:p>
      <text:p text:style-name="P1"/>
      <text:p text:style-name="P35"><text:span text:style-name="T2">CONTRATO DE ADESÃO AO SERVIÇO DE ESCRITÓRIO POR INSTRUMENTO PARTICULAR</text:span>, que entre si fazem de um lado como CONTRATADA – <text:span text:style-name="T4">CO-HABITAT, </text:span><text:span text:style-name="T6">Nome fantasia de </text:span><text:span text:style-name="T9">HUNOTI TREINAMENTOS E SERV EM INFORMÁTICA LTDA</text:span>, CNPJ:<text:span text:style-name="T3"> </text:span><text:span text:style-name="T8">16.588.372/0001-10</text:span>, representada pelo sócio: <text:span text:style-name="T3">Francisca Wládia Brasil Serra</text:span>, CPF: <text:span text:style-name="T3">423.536.023-04</text:span> e de outro, como CONTRATANTE<text:span text:style-name="T8"> </text:span><text:span text:style-name="T10">{{user.</text:span><text:span text:style-name="T11">first_</text:span><text:span text:style-name="T10">name}} {{user.</text:span><text:span text:style-name="T12">last</text:span><text:span text:style-name="T11">_</text:span><text:span text:style-name="T10">name}}</text:span><text:span text:style-name="T3">,</text:span> CNPJ:<text:span text:style-name="T3"> </text:span><text:span text:style-name="T12">{{cpf}}</text:span><text:span text:style-name="T7">,</text:span> representada pela gerente executiva: <text:span text:style-name="T10">{{user.</text:span><text:span text:style-name="T11">first_</text:span><text:span text:style-name="T10">name}} {{user.</text:span><text:span text:style-name="T12">last</text:span><text:span text:style-name="T11">_</text:span><text:span text:style-name="T10">name}}</text:span>, <text:span text:style-name="T3">CPF: </text:span><text:span text:style-name="T12">{{cpf}}</text:span><text:span text:style-name="T7">,</text:span><text:span text:style-name="T15"> brasileira, solteira</text:span><text:span text:style-name="T7">, residente e domiciliado(a) a </text:span><text:span text:style-name="T13">{{address.</text:span><text:span text:style-name="T14">description</text:span><text:span text:style-name="T13">}}</text:span><text:span text:style-name="T7">,</text:span> O QUAL SERÁ REGIDO PELAS SEGUINTES CLÁUSULAS: </text:p>
      <text:p text:style-name="P4"/>
      <text:p text:style-name="P8">CLÁUSULA PRIMEIRA – OBJETO:</text:p>
      <text:list xml:id="list1861810740818782621" text:style-name="L1">
        <text:list-item>
          <text:list>
            <text:list-item>
              <text:p text:style-name="P13">A CONTRATADA disponibilizará a CONTRATANTE o uso de espaço físico no imóvel situado na Rua Felino Barroso, 643, Bairro de Fátima – CE, CEP: 60.050-130, sala___, <text:s/>com área de ___m², conforme política de preço da CONTRATADA, disposta na Cláusula Sexta.</text:p>
            </text:list-item>
            <text:list-item>
              <text:p text:style-name="P13">O serviço inclui o direito ao uso de espaço(s) em escritório localizado nas dependências da CONTRATADA, com, birô, cadeiras, armário, ar condicionado, além de acesso livre à internet, refeitório e sala de reuniões, contemplado no valor pago todo custo operacional (luz, água, internet, IPTU, limpeza da sala, recepcionista para recebimento de correspondências e recados), o que não inclui prejuízos eventualmente gerados pela má utilização do espaço.</text:p>
            </text:list-item>
            <text:list-item>
              <text:p text:style-name="P13">O CONTRATANTE terá direito a 05 (cinco) horas mensais na sala de reuniões, devendo pagar a parte o valor do serviço extra utilizado, caso exceda o máximo de horas estipulado para a ocupação deste espaço, segundo a política de preços praticada pela CONTRATADA, disposta na Cláusula Sexta.</text:p>
              <text:p text:style-name="P23">1.3.1<text:span text:style-name="T6"> Caso o CONTRATANTE reserve a sala e desista de sua utilização, deverá comunicar a desistência com duas horas de antecedência ao horário marcado. Do contrario, as horas serão contabilizadas como utilizadas. </text:span></text:p>
            </text:list-item>
            <text:list-item>
              <text:p text:style-name="P13">Não está incluso no presente contrato a disponibilização de computadores, laptops e impressoras, sendo de responsabilidade da CONTRATANTE tais equipamentos.</text:p>
            </text:list-item>
            <text:list-item>
              <text:p text:style-name="P13">O contrato não gera a CONTRATADA qualquer espécie de vínculo, diverso do previsto no objeto do contrato, com a CONTRATANTE, excluídas todas as responsabilidades decorrentes de relações contratuais existentes entre a CONTRATANTE e TERCEIROS, devendo a CONTRATANTE, em caso de dano decorrente de suas relações comerciais, ressarcir a CONTRATADA em quaisquer ônus que porventura venha a suportar decorrente de medida judicial.</text:p>
            </text:list-item>
            <text:list-item>
              <text:p text:style-name="P24">Não poderá a CONTRATANTE trazer para as dependências da CONTRATADA itens como: frigobar, micro-ondas, cafeteira elétrica, gelágua ou quaisquer equipamentos eletrônicos que não sejam para o desenvolvimento de seus trabalhos.</text:p>
            </text:list-item>
          </text:list>
        </text:list-item>
      </text:list>
      <text:p text:style-name="P9"/>
      <text:p text:style-name="P8">CLÁUSULA SEGUNDA – HORÁRIO DE FUNCIONAMENTO:</text:p>
      <text:list xml:id="list7003883323477017444" text:style-name="L2">
        <text:list-item>
          <text:list>
            <text:list-item>
              <text:p text:style-name="P14">O horário de funcionamento da CONTRATADA é de segunda à sexta-feira, de 7:30 às 18 horas, podendo no entanto sofrer alterações sem que isso configure falha na prestação de serviço, e desde que não gere prejuízo ao plano de horas adquirido pelo CONTRATANTE.</text:p>
              <text:p text:style-name="P14"/>
            </text:list-item>
          </text:list>
        </text:list-item>
      </text:list>
      <text:p text:style-name="P8">CLÁUSULA TERCEIRA – ESPECIFICAÇÕES:</text:p>
      <text:list xml:id="list2289439881146785504" text:style-name="L3">
        <text:list-item>
          <text:list>
            <text:list-item>
              <text:p text:style-name="P15">A validade do plano de serviços será de 12 meses, podendo no curso deste <text:s/>ser alterada por ambas as partes mediante acordo escrito.</text:p>
            </text:list-item>
            <text:list-item>
              <text:p text:style-name="P15">Fica expressamente proibida a utilização do espaço para fins ilícitos, tais como, exemplificativos, crime cibernético, pedofilia, prostituição, etc, e outros que violem a moral e os bons costumes.</text:p>
            </text:list-item>
            <text:list-item>
              <text:p text:style-name="P15">Fica vedada a utilização do espaço para a realização de filmagens ou fotografias, haja ou não intuito comercial, sem o prévio aviso e de gravações ou escutas ambientais com ou sem a autorização de todos os interlocutores.</text:p>
            </text:list-item>
            <text:list-item>
              <text:p text:style-name="P15"><text:soft-page-break/>A CONTRATADA não se responsabiliza por acidentes ocorridos com os CONTRATANTE no interior de seu estabelecimento, seja por mau uso dos equipamentos que disponibiliza, seja por problemas de saúde dos CONTRATANTES.</text:p>
            </text:list-item>
            <text:list-item>
              <text:p text:style-name="P15">A CONTRATADA não se responsabiliza pela guarda de pertences da CONTRATANTE que sejam deixados nas dependências da CONTRATADA.</text:p>
            </text:list-item>
            <text:list-item>
              <text:p text:style-name="P15">Qualquer relação contratual havida entre a CONTRATANTE e TERCEIROS, no interior do estabelecimento da CONTRATADA, não gera a esta qualquer responsabilidade solidária ou sequer subsidiária, seja em face da CONTRATANTE ou do TERCEIRO.</text:p>
            </text:list-item>
            <text:list-item>
              <text:p text:style-name="P15">O nível de ruído deve ser o mínimo possível para não perturbar os demais clientes, sendo vedado a entrada de animais, bem como fumar dentro da sede da CONTRATADA.</text:p>
            </text:list-item>
          </text:list>
        </text:list-item>
      </text:list>
      <text:p text:style-name="P9"/>
      <text:p text:style-name="P8">CLÁUSULA QUARTA – DA CONTRAPRESTAÇÃO POR PARTE DA CONTRATANTE:</text:p>
      <text:list xml:id="list6489815559500479435" text:style-name="L4">
        <text:list-item>
          <text:list>
            <text:list-item>
              <text:p text:style-name="P16">Pelos serviços ora contratados, a CONTRATANTE pagará a CONTRATADA os valores referentes ao plano de serviços escolhido, de acordo com a tabela de preços vigente à época da contratação, observando-se a forma, prazo, termos e condições de pagamento previstos neste contrato.</text:p>
            </text:list-item>
            <text:list-item>
              <text:p text:style-name="P32"><text:span text:style-name="T6">Quaisquer prejuízos materiais, decorrentes de danos ao estabelecimento, bem como eventuais danos a honra objetivada da CONTRATADA, serão ressarcidos pela CONTRATANTE, na forma da lei, ou em eventual </text:span>ação de responsabilidade civil por danos materiais ou morais<text:span text:style-name="T6">, decorrentes de atos da CONTRATANTE, sem prejuízo da </text:span>responsabilidade criminal por crime de dano<text:span text:style-name="T6"> em havendo dolo na execução do ato danoso.</text:span></text:p>
            </text:list-item>
            <text:list-item>
              <text:p text:style-name="P16">O CONTRATANTE é o único responsável pela prestação do serviço que é de natureza pessoal e intrasferível.</text:p>
            </text:list-item>
          </text:list>
        </text:list-item>
      </text:list>
      <text:p text:style-name="P9"/>
      <text:p text:style-name="P8">CLÁUSULA QUINTA – PREÇOS:</text:p>
      <text:list xml:id="list4580290843163227096" text:style-name="L5">
        <text:list-item>
          <text:list>
            <text:list-item>
              <text:p text:style-name="P17">Pela execução dos serviços a CONTRATANTE pagará a CONTRATADA o valor da mensalidade observada a tabela de preço da CONTRATADA, todo dia 05 (cinco) de cada mês, de forma vincenda, mediante recibo.</text:p>
            </text:list-item>
          </text:list>
        </text:list-item>
      </text:list>
      <text:list xml:id="list6642858532772725856" text:style-name="L6">
        <text:list-item>
          <text:list>
            <text:list-item>
              <text:p text:style-name="P18">No atraso do pagamento do aluguel será aplicada multa de 2,00%, após 1 dia corrido do vencimento, e acréscimos de 0,33% por dia de atraso.</text:p>
            </text:list-item>
          </text:list>
        </text:list-item>
      </text:list>
      <text:list xml:id="list8336827555192195357" text:style-name="L7">
        <text:list-item>
          <text:list>
            <text:list-item>
              <text:p text:style-name="P19">Caso seja renovado o contrato, o primeiro <text:span text:style-name="T7">reajuste será realizado no mês janeiro do ano seguinte,</text:span> aplicando o índice IGP-M (Índice Geral de Preços – Mercado), acumulado nos últimos 12 (doze) meses. Os reajustes seguintes serão <text:span text:style-name="T3">realizados anualmente no mesmo mês, janeiro.</text:span></text:p>
            </text:list-item>
          </text:list>
        </text:list-item>
      </text:list>
      <text:list xml:id="list4710259789466916698" text:style-name="L8">
        <text:list-item>
          <text:list>
            <text:list-item>
              <text:p text:style-name="P20">A CONTRATANTE pagará a CONTRATADA a quantia de R$ 45,00 por hora excedida de utilização da sala de reunião, prevista na Cláusula Primeira deste contrato.</text:p>
            </text:list-item>
          </text:list>
        </text:list-item>
      </text:list>
      <text:list xml:id="list3843599867430409495" text:style-name="L9">
        <text:list-item>
          <text:list>
            <text:list-item>
              <text:p text:style-name="P33">Após o segundo mês consecutivo de atraso no pagamento, a inadimplência implicará no protesto dos boletos bancários em aberto e na adoção das medidas judiciais cabíveis, correndo pelo CONTRATANTE todas as despesas com as custas judiciais, taxas e honorários advocaticíos, bem como o espaço do CONTRATANTE poderá ser negociado com terceiros pela CONTRATADA.</text:p>
            </text:list-item>
          </text:list>
        </text:list-item>
      </text:list>
      <text:p text:style-name="P6"/>
      <text:p text:style-name="P6">CLÁUSULA SEXTA – PRAZO:</text:p>
      <text:list xml:id="list7442624256348552314" text:style-name="L10">
        <text:list-item>
          <text:list>
            <text:list-item>
              <text:p text:style-name="P21">O presente contrato entrará em vigor no dia _/_/_ <text:s/>e vigerá pelo prazo de 12 meses contados a partir da assinatura deste instrumento, renovando-se automaticamente, por tempo indeterminado, caso não seja expressamente manifestada a intenção de rescindí-lo.</text:p>
            </text:list-item>
          </text:list>
        </text:list-item>
      </text:list>
      <text:p text:style-name="P6"/>
      <text:p text:style-name="P6">CLÁUSULA SÉTIMA – RECISÃO:</text:p>
      <text:list xml:id="list474727059851064729" text:style-name="L11">
        <text:list-item>
          <text:list>
            <text:list-item>
              <text:p text:style-name="P22">O presente contrato rescindirá automaticamente nos casos de incêndio, desapropriação, falência da contratada, infração contratual ou não pagamento das parcelas.</text:p>
            </text:list-item>
          </text:list>
        </text:list-item>
      </text:list>
      <text:p text:style-name="P10"/>
      <text:p text:style-name="P10">CLÁUSULA OITAVA – DISPOSIÇÕES FINAIS:</text:p>
      <text:list xml:id="list8522157122767252385" text:style-name="L12">
        <text:list-item>
          <text:list>
            <text:list-item>
              <text:p text:style-name="P25">Fica pactuado entre as partes a total inexistência de vínculo trabalhista, excluindo as obrigações previdenciárias e os encargos sociais, não havendo entre CONTRATADO e CONTRATANTE qualquer tipo de relação e subordinação.</text:p>
            </text:list-item>
          </text:list>
        </text:list-item>
      </text:list>
      <text:list xml:id="list5322521946222955847" text:style-name="L13">
        <text:list-item>
          <text:list>
            <text:list-item>
              <text:p text:style-name="P26"><text:soft-page-break/>Fica vedado ao CONTRATANTE o uso do nome/imagem do CONTRATADO sem a sua prévia e escrita autorização no que tange a propaganda, marketing e afins, tanto na mídia escrita, falada, virtual ou qualquer outro meio de comunicação.</text:p>
            </text:list-item>
          </text:list>
        </text:list-item>
      </text:list>
      <text:list xml:id="list4068346104264799490" text:style-name="L14">
        <text:list-item>
          <text:list>
            <text:list-item>
              <text:p text:style-name="P27">A CONTRATANTE autoriza a veiculação do seu direito de imagem gratuitamente a CONTRATADA, podendo essa exibí-la nos seus meios de comunicação como sites, redes sociais, eventos, matérias de propaganda e afins.</text:p>
            </text:list-item>
          </text:list>
        </text:list-item>
      </text:list>
      <text:list xml:id="list5970241404636605125" text:style-name="L15">
        <text:list-item>
          <text:list>
            <text:list-item>
              <text:p text:style-name="P28"><text:span text:style-name="T6">A finalidade da locação é </text:span><text:span text:style-name="T5">NÃO RESIDENCIAL</text:span><text:span text:style-name="T6">, não sendo permitido mesmo parcialmente, mudar a finalidade estabelecida, sublocar, emprestar e transpassar o contrato.</text:span></text:p>
            </text:list-item>
          </text:list>
        </text:list-item>
      </text:list>
      <text:list xml:id="list1273670279480655287" text:style-name="L16">
        <text:list-item>
          <text:list>
            <text:list-item>
              <text:p text:style-name="P29">O CONTRATADO teve conhecimento prévio do conteúdo deste contrato, oportunidade em que lhe foi facultada a discussão de seus aspectos materiais e formais.</text:p>
            </text:list-item>
          </text:list>
        </text:list-item>
      </text:list>
      <text:list xml:id="list6985016262902416815" text:style-name="L17">
        <text:list-item>
          <text:list>
            <text:list-item>
              <text:p text:style-name="P30">Ficará o CONTRATANTE desobrigado do pagamento do serviço, após o distrato do contrato, acompanhado do ADITIVO de alteração de endereço (devidamente registrada na JC-CE) ou o DISTRATO registrado na Junta Comercial e a cópia do CNPJ com alteração do endereço ou baixado.</text:p>
            </text:list-item>
          </text:list>
        </text:list-item>
      </text:list>
      <text:list xml:id="list3135136415757055129" text:style-name="L18">
        <text:list-item>
          <text:list>
            <text:list-item>
              <text:p text:style-name="P31">O CONTRATANTE ao assinar este contrato, se compromete a pagar em dia sua obrigação (<text:span text:style-name="T1">art.325 Código civil</text:span>).</text:p>
            </text:list-item>
          </text:list>
        </text:list-item>
      </text:list>
      <text:p text:style-name="P6"/>
      <text:p text:style-name="P8">CLÁUSULA NONA <text:s/>– FORO:</text:p>
      <text:list xml:id="list3911450785074980717" text:style-name="L19">
        <text:list-item>
          <text:list>
            <text:list-item>
              <text:p text:style-name="P34">O presente contrato terá foro da comarca de Fortaleza, como competente para dirimir quaisquer dúvidas ou litígios resultantes deste instrumento.</text:p>
            </text:list-item>
          </text:list>
        </text:list-item>
      </text:list>
      <text:p text:style-name="P2"/>
      <text:p text:style-name="P4"/>
      <text:p text:style-name="P1"/>
      <text:p text:style-name="P11">E por estarem justas e contratadas, as partes firmam o presente contrato em duas vias de igual teor e forma, perante as testemunhas para que surtam jurídicos e legais efeitos.</text:p>
      <text:p text:style-name="P11"/>
      <text:p text:style-name="P4"/>
      <text:p text:style-name="P4"><text:s text:c="91"/>Fortaleza (CE) <text:s/>__ de ____ de _____</text:p>
      <text:p text:style-name="P4"/>
      <text:p text:style-name="P4"/>
      <text:p text:style-name="P4"><text:s text:c="91"/>______________________________________________________</text:p>
      <text:p text:style-name="P6"><text:s text:c="96"/>HUNOTI TREINAMENTOS E SERVIÇOS EM INFORMÁTICA LTDA</text:p>
      <text:p text:style-name="P4"><text:s text:c="140"/>CONTRATADA </text:p>
      <text:p text:style-name="P3"/>
      <text:p text:style-name="P3"><text:s text:c="91"/>______________________________________________________</text:p>
      <text:p text:style-name="P7"><text:s text:c="113"/>(Nome da empresa <text:span text:style-name="T16">contratante</text:span>) <text:s text:c="40"/></text:p>
      <text:p text:style-name="P5"><text:s text:c="95"/>CONTRATANTE</text:p>
      <text:p text:style-name="P5"/>
      <text:p text:style-name="P5"/>
      <text:p text:style-name="P3">___________________________________ <text:s text:c="54"/>___________________________________ <text:s text:c="5"/></text:p>
      <text:p text:style-name="P3"><text:s text:c="25"/>TESTEMUNHA <text:s text:c="105"/>TESTEMUNHA <text:s text:c="15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S-LABS</meta:initial-creator>
    <meta:editing-cycles>25</meta:editing-cycles>
    <meta:print-date>2016-10-25T18:03:00</meta:print-date>
    <meta:creation-date>2017-02-01T13:04:00</meta:creation-date>
    <dc:date>2017-08-23T11:39:14.934583980</dc:date>
    <meta:editing-duration>PT4H39M56S</meta:editing-duration>
    <meta:generator>LibreOffice/5.2.2.2$Linux_X86_64 LibreOffice_project/20m0$Build-2</meta:generator>
    <meta:document-statistic meta:table-count="0" meta:image-count="0" meta:object-count="0" meta:page-count="3" meta:paragraph-count="53" meta:word-count="1307" meta:character-count="9792" meta:non-whitespace-character-count="75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